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. Regresión Lineal</text:h>
      <text:h text:style-name="Heading_20_2" text:outline-level="2">Predicción del consumo de electricidad</text:h>
      <text:h text:style-name="Heading_20_3" text:outline-level="3">Descripción del problema</text:h>
      <text:p text:style-name="Text_20_body">El objetivo de este ejercicio fue predecir el consumo de electricidad de una vivienda utilizando variables relacionadas con el uso energético del hogar.</text:p>
      <text:p text:style-name="Text_20_body">Las variables utilizadas fueron:</text:p>
      <text:list text:style-name="L1">
        <text:list-item>
          <text:p text:style-name="P1">número de habitantes en la vivienda</text:p>
        </text:list-item>
        <text:list-item>
          <text:p text:style-name="P1">tamaño de la vivienda</text:p>
        </text:list-item>
        <text:list-item>
          <text:p text:style-name="P1">número de electrodomésticos</text:p>
        </text:list-item>
        <text:list-item>
          <text:p text:style-name="P1">horas promedio de uso diario</text:p>
        </text:list-item>
      </text:list>
      <text:p text:style-name="Text_20_body">La variable objetivo fue el <text:span text:style-name="Strong_20_Emphasis">consumo eléctrico mensual en kWh</text:span>.</text:p>
      <text:h text:style-name="Heading_20_3" text:outline-level="3">Implementación</text:h>
      <text:p text:style-name="Text_20_body">Se utilizó el algoritmo <text:span text:style-name="Strong_20_Emphasis">LinearRegression</text:span> de la biblioteca <text:span text:style-name="Emphasis">scikit-learn</text:span>. Primero se generó un conjunto de datos simulados con diferentes combinaciones de variables. Posteriormente, los datos se dividieron en conjuntos de entrenamiento y prueba para evaluar el rendimiento del modelo.</text:p>
      <text:p text:style-name="Text_20_body">El modelo aprendió la relación lineal entre las variables de entrada y el consumo energético, permitiendo estimar el consumo eléctrico de nuevas viviendas.</text:p>
      <text:h text:style-name="Heading_20_3" text:outline-level="3">Resultado</text:h>
      <text:p text:style-name="Text_20_body">El modelo logró aproximar correctamente el consumo eléctrico mediante una relación lineal entre las variables. Este tipo de modelo es especialmente útil cuando existe una relación proporcional entre las variables predictoras y la variable objetivo.</text:p>
      <text:p text:style-name="Horizontal_20_Line"/>
      <text:h text:style-name="Heading_20_1" text:outline-level="1">2. Árboles de Decisión</text:h>
      <text:h text:style-name="Heading_20_2" text:outline-level="2">Aprobación de crédito</text:h>
      <text:h text:style-name="Heading_20_3" text:outline-level="3">Descripción del problema</text:h>
      <text:p text:style-name="Text_20_body">En este ejercicio se implementó un modelo para determinar si un cliente debería recibir o no la aprobación de un crédito.</text:p>
      <text:p text:style-name="Text_20_body">Las variables utilizadas fueron:</text:p>
      <text:list text:style-name="L2">
        <text:list-item>
          <text:p text:style-name="P2">ingreso mensual</text:p>
        </text:list-item>
        <text:list-item>
          <text:p text:style-name="P2">edad</text:p>
        </text:list-item>
        <text:list-item>
          <text:p text:style-name="P2"><text:soft-page-break/>historial crediticio</text:p>
        </text:list-item>
        <text:list-item>
          <text:p text:style-name="P2">deuda actual</text:p>
        </text:list-item>
        <text:list-item>
          <text:p text:style-name="P2">años de empleo</text:p>
        </text:list-item>
      </text:list>
      <text:p text:style-name="Text_20_body">La variable objetivo fue la <text:span text:style-name="Strong_20_Emphasis">aprobación o rechazo del crédito</text:span>.</text:p>
      <text:h text:style-name="Heading_20_3" text:outline-level="3">Implementación</text:h>
      <text:p text:style-name="Text_20_body">Se utilizó el algoritmo <text:span text:style-name="Strong_20_Emphasis">DecisionTreeClassifier</text:span>. Este algoritmo crea una estructura de decisiones similar a un árbol donde cada nodo representa una condición sobre una variable.</text:p>
      <text:p text:style-name="Text_20_body">El modelo analiza las variables y genera reglas de decisión que permiten clasificar a los solicitantes de crédito.</text:p>
      <text:h text:style-name="Heading_20_3" text:outline-level="3">Resultado</text:h>
      <text:p text:style-name="Text_20_body">El árbol de decisión permitió visualizar claramente las reglas utilizadas para aprobar o rechazar un crédito. Este tipo de modelo es ampliamente utilizado en sistemas financieros debido a su <text:span text:style-name="Strong_20_Emphasis">interpretabilidad y facilidad para explicar decisiones</text:span>.</text:p>
      <text:p text:style-name="Horizontal_20_Line"/>
      <text:h text:style-name="Heading_20_1" text:outline-level="1">3. Support Vector Machine (SVM)</text:h>
      <text:h text:style-name="Heading_20_2" text:outline-level="2">Reconocimiento de imágenes (Perros vs Gatos)</text:h>
      <text:h text:style-name="Heading_20_3" text:outline-level="3">Descripción del problema</text:h>
      <text:p text:style-name="Text_20_body">En este ejercicio se desarrolló un sistema de clasificación de imágenes para distinguir entre <text:span text:style-name="Strong_20_Emphasis">perros y gatos</text:span>.</text:p>
      <text:p text:style-name="Text_20_body">Las imágenes se organizaron en dos carpetas:</text:p>
      <text:list text:style-name="L3">
        <text:list-item>
          <text:p text:style-name="P3">dataset/perros</text:p>
        </text:list-item>
        <text:list-item>
          <text:p text:style-name="P3">dataset/gatos</text:p>
        </text:list-item>
      </text:list>
      <text:h text:style-name="Heading_20_3" text:outline-level="3">Preprocesamiento de datos</text:h>
      <text:p text:style-name="Text_20_body">Para poder utilizar las imágenes en el modelo fue necesario aplicar un proceso de preprocesamiento:</text:p>
      <text:list text:style-name="L4">
        <text:list-item>
          <text:p text:style-name="P4">Redimensionar las imágenes a un tamaño uniforme</text:p>
        </text:list-item>
        <text:list-item>
          <text:p text:style-name="P4">Convertirlas a escala de grises</text:p>
        </text:list-item>
        <text:list-item>
          <text:p text:style-name="P4">Normalizar los valores de los píxeles</text:p>
        </text:list-item>
        <text:list-item>
          <text:p text:style-name="P4">Transformar cada imagen en un vector numérico</text:p>
        </text:list-item>
      </text:list>
      <text:p text:style-name="Text_20_body">Este proceso permitió convertir las imágenes en datos que pueden ser interpretados por el algoritmo.</text:p>
      <text:h text:style-name="Heading_20_3" text:outline-level="3"><text:soft-page-break/>Implementación</text:h>
      <text:p text:style-name="Text_20_body">Se utilizó el algoritmo <text:span text:style-name="Strong_20_Emphasis">SVC (Support Vector Classifier)</text:span>. Este modelo busca encontrar un hiperplano que separe las dos clases de imágenes (perros y gatos) con el mayor margen posible.</text:p>
      <text:p text:style-name="Text_20_body">El modelo fue entrenado utilizando las imágenes del dataset y posteriormente se guardó para poder utilizarlo en predicciones con imágenes nuevas.</text:p>
      <text:h text:style-name="Heading_20_3" text:outline-level="3">Resultado</text:h>
      <text:p text:style-name="Text_20_body">El modelo fue capaz de clasificar imágenes nuevas de perros y gatos con una precisión aceptable. Este ejercicio permitió comprender cómo los algoritmos de clasificación pueden aplicarse al reconocimiento básico de imágenes.</text:p>
      <text:p text:style-name="Horizontal_20_Line"/>
      <text:h text:style-name="Heading_20_1" text:outline-level="1">4. Random Forest</text:h>
      <text:h text:style-name="Heading_20_2" text:outline-level="2">Predicción de fraude en tarjetas</text:h>
      <text:h text:style-name="Heading_20_3" text:outline-level="3">Descripción del problema</text:h>
      <text:p text:style-name="Text_20_body">El objetivo de este modelo fue detectar transacciones fraudulentas en tarjetas de crédito.</text:p>
      <text:p text:style-name="Text_20_body">Las variables consideradas fueron:</text:p>
      <text:list text:style-name="L5">
        <text:list-item>
          <text:p text:style-name="P5">monto de la transacción</text:p>
        </text:list-item>
        <text:list-item>
          <text:p text:style-name="P5">hora de la transacción</text:p>
        </text:list-item>
        <text:list-item>
          <text:p text:style-name="P5">transacción internacional</text:p>
        </text:list-item>
        <text:list-item>
          <text:p text:style-name="P5">número de intentos</text:p>
        </text:list-item>
        <text:list-item>
          <text:p text:style-name="P5">comercio considerado riesgoso</text:p>
        </text:list-item>
        <text:list-item>
          <text:p text:style-name="P5">país distinto al habitual</text:p>
        </text:list-item>
      </text:list>
      <text:p text:style-name="Text_20_body">La variable objetivo fue <text:span text:style-name="Strong_20_Emphasis">fraude o no fraude</text:span>.</text:p>
      <text:h text:style-name="Heading_20_3" text:outline-level="3">Implementación</text:h>
      <text:p text:style-name="Text_20_body">Se utilizó el algoritmo <text:span text:style-name="Strong_20_Emphasis">RandomForestClassifier</text:span>, que consiste en un conjunto de múltiples árboles de decisión que trabajan de forma conjunta para mejorar la precisión del modelo.</text:p>
      <text:p text:style-name="Text_20_body">Cada árbol realiza una predicción y el resultado final se obtiene mediante votación entre todos los árboles.</text:p>
      <text:h text:style-name="Heading_20_3" text:outline-level="3">Resultado</text:h>
      <text:p text:style-name="Text_20_body">El modelo logró identificar patrones asociados con transacciones fraudulentas. Random Forest es especialmente útil en este tipo de problemas debido a su capacidad para manejar múltiples variables y reducir el sobreajuste.</text:p>
      <text:p text:style-name="Horizontal_20_Line"/>
      <text:h text:style-name="Heading_20_1" text:outline-level="1"><text:soft-page-break/>5. XGBoost</text:h>
      <text:h text:style-name="Heading_20_2" text:outline-level="2">Predicción de riesgo crediticio</text:h>
      <text:h text:style-name="Heading_20_3" text:outline-level="3">Descripción del problema</text:h>
      <text:p text:style-name="Text_20_body">El objetivo de este ejercicio fue evaluar el riesgo crediticio de un cliente.</text:p>
      <text:p text:style-name="Text_20_body">Las variables utilizadas fueron:</text:p>
      <text:list text:style-name="L6">
        <text:list-item>
          <text:p text:style-name="P6">ingreso del cliente</text:p>
        </text:list-item>
        <text:list-item>
          <text:p text:style-name="P6">deuda total</text:p>
        </text:list-item>
        <text:list-item>
          <text:p text:style-name="P6">score crediticio</text:p>
        </text:list-item>
        <text:list-item>
          <text:p text:style-name="P6">historial de mora</text:p>
        </text:list-item>
        <text:list-item>
          <text:p text:style-name="P6">porcentaje de endeudamiento</text:p>
        </text:list-item>
        <text:list-item>
          <text:p text:style-name="P6">años de trabajo</text:p>
        </text:list-item>
      </text:list>
      <text:p text:style-name="Text_20_body">La variable objetivo fue <text:span text:style-name="Strong_20_Emphasis">riesgo crediticio alto o bajo</text:span>.</text:p>
      <text:h text:style-name="Heading_20_3" text:outline-level="3">Implementación</text:h>
      <text:p text:style-name="Text_20_body">Se utilizó el algoritmo <text:span text:style-name="Strong_20_Emphasis">XGBoost</text:span>, uno de los modelos de aprendizaje automático más eficientes y utilizados en problemas de clasificación con datos tabulares.</text:p>
      <text:p text:style-name="Text_20_body">XGBoost funciona mediante la técnica de <text:span text:style-name="Strong_20_Emphasis">gradient boosting</text:span>, en la cual múltiples modelos débiles se combinan para crear un modelo final más preciso.</text:p>
      <text:h text:style-name="Heading_20_3" text:outline-level="3">Resultado</text:h>
      <text:p text:style-name="Text_20_body">El modelo logró identificar patrones asociados al riesgo crediticio de los clientes, demostrando un buen rendimiento en la clasificación de clientes con alto o bajo riesgo financiero.</text:p>
      <text:p text:style-name="Horizontal_20_Line"/>
      <text:h text:style-name="Heading_20_1" text:outline-level="1">Conclusiones</text:h>
      <text:p text:style-name="Text_20_body">La implementación de diferentes algoritmos de aprendizaje automático permitió observar cómo cada modelo se adapta a distintos tipos de problemas.</text:p>
      <text:p text:style-name="Text_20_body">Los principales aprendizajes obtenidos fueron:</text:p>
      <text:list text:style-name="L7">
        <text:list-item>
          <text:p text:style-name="P7"><text:span text:style-name="Strong_20_Emphasis">Regresión Lineal</text:span> es adecuada para problemas de predicción numérica continua.</text:p>
        </text:list-item>
        <text:list-item>
          <text:p text:style-name="P7"><text:span text:style-name="Strong_20_Emphasis">Árboles de Decisión</text:span> permiten generar reglas interpretables para clasificación.</text:p>
        </text:list-item>
        <text:list-item>
          <text:p text:style-name="P7"><text:span text:style-name="Strong_20_Emphasis">SVM</text:span> puede utilizarse para clasificación de imágenes mediante vectores de características.</text:p>
        </text:list-item>
        <text:list-item>
          <text:p text:style-name="P7"><text:span text:style-name="Strong_20_Emphasis">Random Forest</text:span> mejora la precisión al combinar múltiples árboles de decisión.</text:p>
        </text:list-item>
        <text:list-item>
          <text:p text:style-name="P7"><text:span text:style-name="Strong_20_Emphasis">XGBoost</text:span> ofrece alto rendimiento en problemas de clasificación con datos estructurados.</text:p>
        </text:list-item>
      </text:list>
      <text:p text:style-name="Text_20_body"><text:soft-page-break/>En general, la elección del modelo depende del tipo de problema, la naturaleza de los datos y el nivel de interpretabilidad requerido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8T20:27:11.584792347</meta:creation-date>
    <dc:date>2026-03-08T20:27:52.248339800</dc:date>
    <meta:editing-duration>PT41S</meta:editing-duration>
    <meta:editing-cycles>1</meta:editing-cycles>
    <meta:document-statistic meta:table-count="0" meta:image-count="0" meta:object-count="0" meta:page-count="5" meta:paragraph-count="93" meta:word-count="872" meta:character-count="5818" meta:non-whitespace-character-count="5071"/>
    <meta:generator>LibreOffice/25.8.4.2$Linux_X86_64 LibreOffice_project/580$Build-2</meta:generator>
  </office:meta>
</office:document-meta>
</file>